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a8fbb" officeooo:paragraph-rsid="001a8fbb" style:font-size-asian="11pt" style:font-size-complex="11pt"/>
    </style:style>
    <style:style style:name="P2" style:family="paragraph" style:parent-style-name="Header">
      <style:text-properties fo:font-size="10pt" style:text-underline-style="solid" style:text-underline-width="auto" style:text-underline-color="font-color" officeooo:rsid="001c2198" officeooo:paragraph-rsid="001c2198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---------------------------Basic Functions---------------------------</text:p>
      <text:p text:style-name="P1">inline bool isEqual(double a, double b) {</text:p>
      <text:p text:style-name="P1"><text:tab/>if(abs(a - b) &lt;= EPS)</text:p>
      <text:p text:style-name="P1"><text:tab/><text:tab/>return 1;</text:p>
      <text:p text:style-name="P1"><text:tab/>return 0;</text:p>
      <text:p text:style-name="P1">}</text:p>
      <text:p text:style-name="P1"/>
      <text:p text:style-name="P1">inline bool isGreater(double a, double b) {</text:p>
      <text:p text:style-name="P1"><text:tab/>if(a &gt;= b+EPS)</text:p>
      <text:p text:style-name="P1"><text:tab/><text:tab/>return 1;</text:p>
      <text:p text:style-name="P1"><text:tab/>return 0;</text:p>
      <text:p text:style-name="P1">}</text:p>
      <text:p text:style-name="P1"/>
      <text:p text:style-name="P1">int Distance(int x1, int y1, int x2, int y2) {<text:tab/><text:tab/><text:tab/>// Without Sqrt</text:p>
      <text:p text:style-name="P1"><text:tab/>int x = x1-x2;</text:p>
      <text:p text:style-name="P1"><text:tab/>int y = y1-y2;</text:p>
      <text:p text:style-name="P1"><text:tab/>return x*x + y*y;</text:p>
      <text:p text:style-name="P1">}</text:p>
      <text:p text:style-name="P1"/>
      <text:p text:style-name="P1">double getAngle(double AB, double BC, double CA) {<text:tab/><text:tab/>// Returns Angle(Rad)</text:p>
      <text:p text:style-name="P1"><text:tab/>return acos((AB*AB + BC*BC - CA*CA)/(2*AB*BC));</text:p>
      <text:p text:style-name="P1">}</text:p>
      <text:p text:style-name="P1"/>
      <text:p text:style-name="P1">int PointToArea(int x1, int y1, int x2, int y2, int x3, int y3) {<text:tab/>// Returns Positive Area in if the points are clockwise, Negative for Anti-Clockwise</text:p>
      <text:p text:style-name="P1"><text:tab/>return (x1*(y2-y3) + x2*(y3-y1) + x3*(y1-y2));<text:tab/><text:tab/><text:tab/>// Divide by 2 if Triangle area is needed</text:p>
      <text:p text:style-name="P1">}</text:p>
      <text:p text:style-name="P1"/>
      <text:p text:style-name="P1">// -------------------------------Triangle-----------------------------</text:p>
      <text:p text:style-name="P1">double TriangleArea(double AB, double BC, double CA) {</text:p>
      <text:p text:style-name="P1"><text:tab/>double s = (AB + BC + CA)/2.0;</text:p>
      <text:p text:style-name="P1"><text:tab/>return sqrt(s*(s-AB)*(s-BC)*(s-CA));</text:p>
      <text:p text:style-name="P1">}</text:p>
      <text:p text:style-name="P1"/>
      <text:p text:style-name="P1">// -------------------------------Circle--------------------------------</text:p>
      <text:p text:style-name="P1">struct circle {</text:p>
      <text:p text:style-name="P1"><text:tab/>int x, y, r;</text:p>
      <text:p text:style-name="P1"><text:tab/>circle(int _x, int _y, int _r) {</text:p>
      <text:p text:style-name="P1"><text:tab/><text:tab/>x = _x; <text:s/>y = _y; <text:s/>r = _r;</text:p>
      <text:p text:style-name="P1"><text:tab/>}</text:p>
      <text:p text:style-name="P1"><text:tab/>double Area() {</text:p>
      <text:p text:style-name="P1"><text:tab/><text:tab/>return PI*r*r;</text:p>
      <text:p text:style-name="P1"><text:tab/>}</text:p>
      <text:p text:style-name="P1">};</text:p>
      <text:p text:style-name="P1"/>
      <text:p text:style-name="P1">// Reference: https://www.mathsisfun.com/geometry/circle-sector-segment.html</text:p>
      <text:p text:style-name="P1">double CircleSegmentArea(double r, double angle) {<text:tab/><text:tab/>// Circle Radius, Center Angle(Rad)</text:p>
      <text:p text:style-name="P1"><text:tab/>return r * r * 0.5 * (angle - sin(angle));</text:p>
      <text:p text:style-name="P1">}</text:p>
      <text:p text:style-name="P1">double CircleSectorArea(double r, double angle) {<text:tab/><text:tab/>// Circle Radius, Center Angle(Rad)</text:p>
      <text:p text:style-name="P1"><text:tab/>return r * r * 0.5 * angle;</text:p>
      <text:p text:style-name="P1">}</text:p>
      <text:p text:style-name="P1">double CircleArcLength(double r, double angle) {<text:tab/><text:tab/>// Circle Radius, Center Angle(Rad)</text:p>
      <text:p text:style-name="P1"><text:tab/>return r * angle;</text:p>
      <text:p text:style-name="P1">}</text:p>
      <text:p text:style-name="P1"/>
      <text:p text:style-name="P1">bool doIntersectCircle(circle c1, circle c2) {</text:p>
      <text:p text:style-name="P1"><text:tab/>int dis = Distance(c1.x, c1.y, c2.x, c2.y);</text:p>
      <text:p text:style-name="P1"><text:tab/>if(sqrt(dis) &lt; c1.r+c2.r) <text:s text:c="2"/>return 1;</text:p>
      <text:p text:style-name="P1"><text:soft-page-break/><text:tab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style:text-underline-style="solid" style:text-underline-width="auto" style:text-underline-color="font-color" officeooo:rsid="001c2198" officeooo:paragraph-rsid="001c2198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4in" fo:margin-bottom="0.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Geometry Templat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04:03:18.543155133</meta:creation-date>
    <dc:date>2018-01-09T04:10:52.007279448</dc:date>
    <meta:editing-duration>PT2M47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2" meta:paragraph-count="53" meta:word-count="263" meta:character-count="1691" meta:non-whitespace-character-count="1440"/>
  </office:meta>
</office:document-meta>
</file>